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74cm" style:rel-column-width="13007*"/>
    </style:style>
    <style:style style:name="Table1.B" style:family="table-column">
      <style:table-column-properties style:column-width="13.626cm" style:rel-column-width="525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ae94" officeooo:paragraph-rsid="0009ae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ユースケース名</text:p>
          </table:table-cell>
          <table:table-cell table:style-name="Table1.B1" office:value-type="string">
            <text:p text:style-name="Table_20_Contents">研究室の評価を送信する</text:p>
          </table:table-cell>
        </table:table-row>
        <table:table-row>
          <table:table-cell table:style-name="Table1.A2" office:value-type="string">
            <text:p text:style-name="Table_20_Contents">アクター</text:p>
          </table:table-cell>
          <table:table-cell table:style-name="Table1.B2" office:value-type="string">
            <text:p text:style-name="Table_20_Contents">学生</text:p>
          </table:table-cell>
        </table:table-row>
        <table:table-row>
          <table:table-cell table:style-name="Table1.A2" office:value-type="string">
            <text:p text:style-name="Table_20_Contents">事前条件</text:p>
          </table:table-cell>
          <table:table-cell table:style-name="Table1.B2" office:value-type="string">
            <text:p text:style-name="Table_20_Contents">1. Webブラウザが起動されている。</text:p>
            <text:p text:style-name="Table_20_Contents">2. 学生はIDを登録している。</text:p>
            <text:p text:style-name="Table_20_Contents">3. 学生のログインが終了している。</text:p>
            <text:p text:style-name="P1">4. 学生はトップページのURLにアクセスしている。</text:p>
          </table:table-cell>
        </table:table-row>
        <table:table-row>
          <table:table-cell table:style-name="Table1.A2" office:value-type="string">
            <text:p text:style-name="Table_20_Contents">基本系列</text:p>
          </table:table-cell>
          <table:table-cell table:style-name="Table1.B2" office:value-type="string">
            <text:p text:style-name="Table_20_Contents">1.　アクターが,任意の研究室ページのURLにアクセスする。</text:p>
            <text:p text:style-name="Table_20_Contents">2.　システムが該当する研究室ページを表示する。</text:p>
            <text:p text:style-name="Table_20_Contents">3.　アクターが「review」クラスの5ツ星をクリックし、評価する。</text:p>
            <text:p text:style-name="Table_20_Contents">4.　アクターが「submit」ボタンを押下する。</text:p>
            <text:p text:style-name="Table_20_Contents">5.　評価がシステムに送信される。</text:p>
            <text:p text:style-name="Table_20_Contents">6.　システムは「評価が完了しました」と表示する。</text:p>
            <text:p text:style-name="Table_20_Contents">7.　表示数秒後、評価が更新された研究室ページが表示される。</text:p>
          </table:table-cell>
        </table:table-row>
        <table:table-row>
          <table:table-cell table:style-name="Table1.A2" office:value-type="string">
            <text:p text:style-name="Table_20_Contents">事後条件</text:p>
          </table:table-cell>
          <table:table-cell table:style-name="Table1.B2" office:value-type="string">
            <text:p text:style-name="Table_20_Contents">1.　研究室ページが表示されている。</text:p>
          </table:table-cell>
        </table:table-row>
        <table:table-row>
          <table:table-cell table:style-name="Table1.A2" office:value-type="string">
            <text:p text:style-name="Table_20_Contents">説明</text:p>
          </table:table-cell>
          <table:table-cell table:style-name="Table1.B2" office:value-type="string">
            <text:p text:style-name="Table_20_Contents">1.　研究室ページ</text:p>
            <text:p text:style-name="Table_20_Contents">　　○　研究室の名前を表示する。</text:p>
            <text:p text:style-name="Table_20_Contents">　　○　研究室に登録された情報を表示する。</text:p>
            <text:p text:style-name="Table_20_Contents">　　○　研究室の評価の平均を表示する。</text:p>
            <text:p text:style-name="Table_20_Contents">　　○　reviewクラスの五ツ星を表示する。</text:p>
            <text:p text:style-name="Table_20_Contents">　　○　submitボタンを表示する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1-30T00:38:18.740573000</dc:date>
    <meta:editing-duration>PT2H22M56S</meta:editing-duration>
    <meta:editing-cycles>5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26" meta:word-count="359" meta:character-count="427" meta:non-whitespace-character-count="399"/>
  </office:meta>
</office:document-meta>
</file>